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" svg:font-family="'DejaVu Sans Condensed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2pt" officeooo:rsid="00085fc9" officeooo:paragraph-rsid="000d6313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officeooo:rsid="00085fc9" officeooo:paragraph-rsid="000d6313"/>
    </style:style>
    <style:style style:name="P4" style:family="paragraph" style:parent-style-name="Standard">
      <style:paragraph-properties fo:text-align="center" style:justify-single-word="false"/>
      <style:text-properties fo:font-size="14pt" officeooo:rsid="00085fc9" officeooo:paragraph-rsid="000d6313" style:font-size-asian="14pt" style:font-size-complex="14pt"/>
    </style:style>
    <style:style style:name="P5" style:family="paragraph" style:parent-style-name="Standard">
      <style:paragraph-properties fo:text-align="end" style:justify-single-word="false"/>
      <style:text-properties fo:font-size="14pt" officeooo:rsid="00085fc9" officeooo:paragraph-rsid="000d6313" style:font-size-asian="14pt" style:font-size-complex="14pt"/>
    </style:style>
    <style:style style:name="P6" style:family="paragraph" style:parent-style-name="Standard">
      <style:paragraph-properties fo:text-align="end" style:justify-single-word="false"/>
      <style:text-properties fo:font-size="14pt" officeooo:rsid="00085fc9" officeooo:paragraph-rsid="00fccaea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officeooo:rsid="000f19d7" officeooo:paragraph-rsid="000f19d7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officeooo:rsid="000fb90d" officeooo:paragraph-rsid="000fb90d" style:font-size-asian="14pt" style:font-size-complex="14pt"/>
    </style:style>
    <style:style style:name="P9" style:family="paragraph" style:parent-style-name="Heading_20_1">
      <style:text-properties fo:language="en" fo:country="US" officeooo:rsid="0118b5d6" officeooo:paragraph-rsid="0118b5d6"/>
    </style:style>
    <style:style style:name="P10" style:family="paragraph" style:parent-style-name="Heading_20_1">
      <style:text-properties officeooo:rsid="0119708a" officeooo:paragraph-rsid="0119708a"/>
    </style:style>
    <style:style style:name="P11" style:family="paragraph" style:parent-style-name="Heading_20_2">
      <style:text-properties fo:language="en" fo:country="US" officeooo:rsid="0118b5d6" officeooo:paragraph-rsid="0118b5d6"/>
    </style:style>
    <style:style style:name="P12" style:family="paragraph" style:parent-style-name="Heading_20_2">
      <style:text-properties officeooo:rsid="0118b5d6" officeooo:paragraph-rsid="0118b5d6"/>
    </style:style>
    <style:style style:name="P13" style:family="paragraph" style:parent-style-name="Heading_20_2">
      <style:text-properties officeooo:rsid="0119708a" officeooo:paragraph-rsid="0119708a"/>
    </style:style>
    <style:style style:name="P14" style:family="paragraph" style:parent-style-name="Standard" style:master-page-name="First_20_Page">
      <style:paragraph-properties fo:text-align="center" style:justify-single-word="false" style:page-number="auto"/>
      <style:text-properties fo:font-size="14pt" officeooo:rsid="00085fc9" officeooo:paragraph-rsid="000d6313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fo:font-size="28pt" officeooo:rsid="01161e42" officeooo:paragraph-rsid="01161e42" style:font-size-asian="28pt" style:font-size-complex="28pt"/>
    </style:style>
    <style:style style:name="P16" style:family="paragraph" style:parent-style-name="Standard">
      <style:paragraph-properties fo:text-align="center" style:justify-single-word="false"/>
      <style:text-properties officeooo:rsid="00085fc9" officeooo:paragraph-rsid="000d6313"/>
    </style:style>
    <style:style style:name="P17" style:family="paragraph" style:parent-style-name="Standard">
      <style:paragraph-properties fo:text-align="end" style:justify-single-word="false"/>
      <style:text-properties fo:font-size="14pt" officeooo:rsid="00085fc9" officeooo:paragraph-rsid="0117040d" style:font-size-asian="14pt" style:font-size-complex="14pt"/>
    </style:style>
    <style:style style:name="P18" style:family="paragraph" style:parent-style-name="Standard">
      <style:paragraph-properties fo:text-align="end" style:justify-single-word="false"/>
      <style:text-properties fo:font-size="14pt" fo:language="en" fo:country="US" officeooo:rsid="0117b263" officeooo:paragraph-rsid="0117b263" style:font-size-asian="14pt" style:font-size-complex="14pt"/>
    </style:style>
    <style:style style:name="P19" style:family="paragraph" style:parent-style-name="Text_20_body">
      <style:text-properties officeooo:rsid="0118b5d6" officeooo:paragraph-rsid="0118b5d6"/>
    </style:style>
    <style:style style:name="P20" style:family="paragraph" style:parent-style-name="Text_20_body">
      <style:text-properties officeooo:rsid="0119708a" officeooo:paragraph-rsid="0119708a"/>
    </style:style>
    <style:style style:name="P21" style:family="paragraph" style:parent-style-name="Text_20_body">
      <style:text-properties officeooo:paragraph-rsid="0119708a"/>
    </style:style>
    <style:style style:name="T1" style:family="text">
      <style:text-properties officeooo:rsid="003a30ae"/>
    </style:style>
    <style:style style:name="T2" style:family="text">
      <style:text-properties officeooo:rsid="000d6313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10de0ac"/>
    </style:style>
    <style:style style:name="T5" style:family="text">
      <style:text-properties fo:language="en" fo:country="US" officeooo:rsid="0118b5d6"/>
    </style:style>
    <style:style style:name="T6" style:family="text">
      <style:text-properties fo:language="bs" fo:country="BA"/>
    </style:style>
    <style:style style:name="T7" style:family="text">
      <style:text-properties officeooo:rsid="004e136e"/>
    </style:style>
    <style:style style:name="T8" style:family="text">
      <style:text-properties officeooo:rsid="0114441c"/>
    </style:style>
    <style:style style:name="T9" style:family="text">
      <style:text-properties officeooo:rsid="0058493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UNIVERZITET U SARAJEVU</text:p>
      <text:p text:style-name="P4">ELEKTROTEHNIČKI FAKULTET</text:p>
      <text:p text:style-name="P4">ODSJEK ZA RAČUNARSTVO I INFORMATIKU</text:p>
      <text:p text:style-name="P7">P<text:span text:style-name="T8">RAKTIKUM – NAPREDNE WEB TEHNOLOGIJE</text:span></text:p>
      <text:p text:style-name="P8">201<text:span text:style-name="T4">6</text:span>/1<text:span text:style-name="T4">7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5">Informacioni sistem za podršku</text:p>
      <text:p text:style-name="P15">“Embedded System<text:span text:style-name="T5">s</text:span> Club ETF UNSA”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7">Amir Lisovac - <text:span text:style-name="T9">1240/16495</text:span></text:p>
      <text:p text:style-name="P18">Naida <text:span text:style-name="T6">Čongo </text:span>- </text:p>
      <text:p text:style-name="P6">Fadil Ad<text:span text:style-name="T1">e</text:span>mović – <text:span text:style-name="T7">1118/16525</text:span></text:p>
      <text:p text:style-name="P5">Mirzet Brkić – <text:span text:style-name="T2">1166/16565</text:span></text:p>
      <text:p text:style-name="P5"/>
      <text:p text:style-name="P4">Sarajevo, <text:span text:style-name="T8">2017</text:span>. g.</text:p>
      <text:h text:style-name="P9" text:outline-level="1"><text:soft-page-break/>1. Opis teme</text:h>
      <text:p text:style-name="Text_20_body"><text:span text:style-name="T3">Informacioni sistem </text:span><text:span text:style-name="T6">za podršku “Embedded Systems Club ETF UNSA” se razvija za konkretnu upotrebu istoimenog Kluba koji djeluje u sklopu Elektrotehničkog fakulteta UNSA. Klub okuplja studente i akademsko osoblje zainteresovano za razvoj ugradbenih sistema za vlastite potrebe i za potrebe industrije.</text:span></text:p>
      <text:p text:style-name="Text_20_body">Sistem se sastoji od modula:</text:p>
      <text:p text:style-name="Text_20_body">- upraljvanje projektima (eng. project management)</text:p>
      <text:p text:style-name="Text_20_body">- upravljanje inventarom (eng. Asset management)</text:p>
      <text:p text:style-name="Text_20_body">- upravljanje korisnicima/članovima Kluba (eng. user management)</text:p>
      <text:p text:style-name="Text_20_body">- kreiranje izvještaja o radu Kluba (eng. report management)</text:p>
      <text:p text:style-name="Text_20_body">? - upravljanje sastancima (eng. meeting management)</text:p>
      <text:h text:style-name="P9" text:outline-level="1">2. Podjela po modulima</text:h>
      <text:h text:style-name="P11" text:outline-level="2">2.1. Upravljanje projektima (eng. project management)</text:h>
      <text:p text:style-name="P19"><text:span text:style-name="T3">Ovaj modul omogu</text:span><text:span text:style-name="T6">ćava svim korisnicima sistema da kreiraju prijedlog projekta pri čemu rukovodstvo Kluba odobrava/odbija prijedlog.</text:span></text:p>
      <text:p text:style-name="P19"><text:span text:style-name="T6">Za definisanje prijedloga projekta potrebno je navesti osnovne elemente prijedloga projekta što uključuje:</text:span></text:p>
      <text:p text:style-name="P19"><text:span text:style-name="T6">- plan ljudskih resursa</text:span></text:p>
      <text:p text:style-name="P19"><text:span text:style-name="T6">- plan potrebne opreme</text:span></text:p>
      <text:h text:style-name="P12" text:outline-level="2">2.2. Upravljanje inventarom (eng. asset managemnet)</text:h>
      <text:p text:style-name="P19">Modul omogućava unos, pregled i izdavanje komponenti koje se koriste za projekte Kluba.</text:p>
      <text:h text:style-name="P12" text:outline-level="2">2.3. Upravljanje korisnicima/članovima Kluba (eng. user management)</text:h>
      <text:p text:style-name="P19">Sistem razlikuje tri tipa korisnika:</text:p>
      <text:p text:style-name="P19">- administrator</text:p>
      <text:p text:style-name="P19">- rukovodstvo Kluba</text:p>
      <text:p text:style-name="P19">- članovi Kluba</text:p>
      <text:p text:style-name="P19">Administrator kreira korisničke naloge i dodjeljuje privilegije ostalim korisnicima.</text:p>
      <text:p text:style-name="P19"><text:soft-page-break/>Rukovodstvo Kluba ima mogućnost odobravanja prijedloga projekata, vršenje unosa/ispisa stanja komponenti i kreiranje izvještaja.</text:p>
      <text:p text:style-name="P19">Članovima Kluba je omogućeno kreiranje prijedloga projekata, prijava na projekte te pregled stanja komponenti.</text:p>
      <text:h text:style-name="P13" text:outline-level="2">2.4. Kreiranje izvještaja o radu Kluba (eng. report management)</text:h>
      <text:p text:style-name="P20">U sistemu postoje dva tipa izvještaja:</text:p>
      <text:p text:style-name="P20">- izvještaj o stanju robe</text:p>
      <text:p text:style-name="P20">- finansijski izvještaji koji uključuju izvještaje na nivou pojedinačnih projekata i sumarne izvještaje o radu Kluba</text:p>
      <text:h text:style-name="P13" text:outline-level="2">2.5. Upravljanje sastancima (eng. meeting management)</text:h>
      <text:p text:style-name="P20">Modul omogućava dodavanje potencijalnih tema za sastanke/sjednice rukovodstva Kluba na osnovu koji će se kreirati dnevni red sjednica.</text:p>
      <text:h text:style-name="P10" text:outline-level="1">3. ER dijagram</text:h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" svg:font-family="'DejaVu Sans Condensed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bs" fo:country="BA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bs" fo:country="BA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page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size="14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  <style:text-properties fo:font-size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4p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9T17:20:16.933000000</meta:creation-date>
    <dc:date>2017-03-14T23:43:35.144000000</dc:date>
    <meta:editing-duration>PT7H28M47S</meta:editing-duration>
    <meta:editing-cycles>241</meta:editing-cycles>
    <meta:generator>LibreOffice/5.3.0.3$Windows_X86_64 LibreOffice_project/7074905676c47b82bbcfbea1aeefc84afe1c50e1</meta:generator>
    <meta:document-statistic meta:table-count="0" meta:image-count="0" meta:object-count="0" meta:page-count="3" meta:paragraph-count="44" meta:word-count="311" meta:character-count="2321" meta:non-whitespace-character-count="2050"/>
  </office:meta>
</office:document-meta>
</file>